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4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text:enable-numbering="false" fo:text-indent="0cm"/>
      <style:text-properties fo:font-size="32pt"/>
    </style:style>
    <style:style style:name="P4" style:family="paragraph">
      <style:paragraph-properties fo:margin-left="0cm" fo:margin-right="0cm" text:enable-numbering="false" fo:text-indent="0cm"/>
      <style:text-properties fo:font-size="32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1.2cm" fo:margin-right="0cm" fo:text-align="start" text:enable-numbering="false" fo:text-indent="-0.6cm"/>
    </style:style>
    <style:style style:name="T1" style:family="text">
      <style:text-properties fo:font-weight="bold"/>
    </style:style>
    <style:style style:name="T2" style:family="text">
      <style:text-properties fo:font-size="32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Några ord om QA<text:line-break/>(på stora spelprojekt)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Mikael Kalms</text:p>
            <text:p text:style-name="P1">2010-05-09</text:p>
            <text:p text:style-name="P1"/>
            <text:p text:style-name="P1">mikael@kalms.o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“ett stort spelprojekt”</text:p>
          </draw:text-box>
        </draw:frame>
        <draw:frame presentation:style-name="pr2" draw:text-style-name="P1" draw:layer="layout" svg:width="8.6cm" svg:height="13.86cm" svg:x="1.4cm" svg:y="4.5cm" presentation:class="subtitle" presentation:user-transformed="true">
          <draw:text-box>
            <text:p text:style-name="P1">Pre-produktion</text:p>
            <text:p text:style-name="P1">produktion</text:p>
            <text:p text:style-name="P1">Alpha</text:p>
            <text:p text:style-name="P1">Beta</text:p>
            <text:p text:style-name="P1"/>
            <text:p text:style-name="P1"/>
          </draw:text-box>
        </draw:frame>
        <draw:frame presentation:style-name="pr2" draw:text-style-name="P1" draw:layer="layout" svg:width="8.6cm" svg:height="13.86cm" svg:x="10.5cm" svg:y="4.666cm">
          <draw:text-box>
            <text:p text:style-name="P1">“hitta spelet”</text:p>
            <text:p text:style-name="P1">“gör spelet”<text:tab/></text:p>
            <text:p text:style-name="P1">“buggfixa spelet”</text:p>
            <text:p text:style-name="P1">“klart nu?”</text:p>
            <text:p text:style-name="P1"/>
            <text:p text:style-name="P1">Totalt 24mån</text:p>
          </draw:text-box>
        </draw:frame>
        <draw:frame presentation:style-name="pr2" draw:text-style-name="P1" draw:layer="layout" svg:width="7.1cm" svg:height="13.86cm" svg:x="19.9cm" svg:y="4.64cm">
          <draw:text-box>
            <text:p text:style-name="P1">20 pers</text:p>
            <text:p text:style-name="P1">80 pers</text:p>
            <text:p text:style-name="P1">80 pers</text:p>
            <text:p text:style-name="P1">15 pers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QA på projekte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3 embedded testers, helst genom hela projektet</text:p>
            <text:p text:style-name="P1"/>
            <text:p text:style-name="P1">separat QA under sista halvåret</text:p>
            <text:p text:style-name="P1">- ofta via publisher eller externt QA-företag</text:p>
            <text:p text:style-name="P1"/>
            <text:p text:style-name="P1">Publisher-QA / externt företag: tänk “outsourcing”</text:p>
            <text:p text:style-name="P1"/>
            <text:p text:style-name="P1">Mycket manuell testning &amp; blackboxtestn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Kommunikation Dev&lt;-&gt;Prod&lt;-&gt;QA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Buggrapporteringssystem<text:line-break/>(Mantis, DevTrack, TestTrack Pro, ...)</text:p>
            <text:p text:style-name="P1"/>
            <text:p text:style-name="P1">En bugg har:</text:p>
            <text:p text:style-name="P1"><text:span text:style-name="T1">en</text:span> nuvarande ägare</text:p>
            <text:p text:style-name="P1">nuvarande status</text:p>
            <text:p text:style-name="P1">ID-nr för vilken version buggen gäller</text:p>
            <text:p text:style-name="P1">historik av kommentarer</text:p>
            <text:p text:style-name="P1"/>
            <text:p text:style-name="P1">Kontrollerat flöde, QA-&gt;Prod-&gt;Dev-&gt;Q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Olika typer av testning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Whitebox vs blackbox</text:p>
            <text:p text:style-name="P1">Riktad vs oriktad</text:p>
            <text:p text:style-name="P1">Manuell vs automatisera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7cm" svg:height="3.507cm" svg:x="0.5cm" svg:y="0.837cm" presentation:class="title" presentation:user-transformed="true">
          <draw:text-box>
            <text:p text:style-name="P1">Skillnad mot andra mjukvaruindustrier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Spelbranschen kör nästan bara manuell testning</text:p>
            <text:p text:style-name="P1"/>
            <text:p text:style-name="P1">Tydlig uppdelning mellan dev och test</text:p>
            <text:p text:style-name="P1"/>
            <text:p text:style-name="P1">Annan industri har “test engineers”: scriptare / programmerare</text:p>
            <text:p text:style-name="P1"/>
            <text:p text:style-name="P1">Unit tester / integrationstester: dev skapar och kör tester själva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QA för konsoll</text:p>
          </draw:text-box>
        </draw:frame>
        <draw:frame presentation:style-name="pr4" draw:text-style-name="P1" draw:layer="layout" svg:width="25.199cm" svg:height="4.586cm" svg:x="1.4cm" svg:y="4.914cm" presentation:class="subtitle" presentation:user-transformed="true">
          <draw:text-box>
            <text:p text:style-name="P1">En spelplattform – funkar det på en, funkar det på alla</text:p>
          </draw:text-box>
        </draw:frame>
        <draw:frame draw:style-name="gr2" draw:text-style-name="P4" draw:layer="layout" svg:width="17cm" svg:height="6.581cm" svg:x="6cm" svg:y="10.5cm">
          <draw:text-box>
            <text:p text:style-name="P3"><text:span text:style-name="T2">Konsolltillverkaren har cert</text:span></text:p>
            <text:p text:style-name="P3"><text:span text:style-name="T2"/></text:p>
            <text:p text:style-name="P3"><text:span text:style-name="T2">- Kan hindra dig från att släppa</text:span></text:p>
            <text:p text:style-name="P3"><text:span text:style-name="T2">- Re-submission är ofta dyrt</text:span></text:p>
            <text:p text:style-name="P3"><text:span text:style-name="T2">- Egen pre-cert är användb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QA för PC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list text:style-name="L1">
              <text:list-item>
                <text:p text:style-name="P5">Compatibility hell</text:p>
              </text:list-item>
            </text:list>
            <text:list text:style-name="L1">
              <text:list-item>
                <text:p text:style-name="P5"/>
              </text:list-item>
            </text:list>
            <text:list text:style-name="L2">
              <text:list-item>
                <text:list>
                  <text:list-item>
                    <text:p text:style-name="P6">- Gamla/dåliga drivrutiner (speciellt laptop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Dålig hårdva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Grafikkort: overheating, strömförbruk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Exotiska OS (XP64 2002 + .NET 3.5 anyone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3<text:span text:style-name="T3">rd</text:span> par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non-admin kont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VM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- 1-8 GB mem, 1-8 cores, DX9, DX10, DX11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Hjälp QA att göra ett bra jobb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Ge dem en full beskrivning av speldesignen</text:p>
            <text:p text:style-name="P1">Skapa testskript åt dem (jobb för emb. testers)</text:p>
            <text:p text:style-name="P1">Tydliga regler för prioritering av buggar</text:p>
            <text:p text:style-name="P1">Håll reda på versionsnr för era bygge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7cm" svg:height="3.507cm" svg:x="0.5cm" svg:y="0.837cm" presentation:class="title" presentation:user-transformed="true">
          <draw:text-box>
            <text:p text:style-name="P1">När är spelet klart ur QA-perspektiv?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när man antingen</text:p>
            <text:p text:style-name="P1">... fixat alla kända buggar</text:p>
            <text:p text:style-name="P1">... eller bestämt sig för att inte fixa dem</text:p>
            <text:p text:style-name="P1"/>
            <text:p text:style-name="P1">samt</text:p>
            <text:p text:style-name="P1">... när man inte hittar nya allvarliga buggar tillräckligt oft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2 viktiga beslu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Ska man fixa en viss bugg?</text:p>
            <text:p text:style-name="P1"/>
            <text:p text:style-name="P1">I vilken ordning ska existerande buggar fixas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ankar?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Let's hear 'em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Då kör vi en fika istället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10-05-09T14:43:51</meta:creation-date>
    <dc:date>2010-05-10T01:29:45</dc:date>
    <dc:language>en-US</dc:language>
    <meta:editing-cycles>5</meta:editing-cycles>
    <meta:editing-duration>PT1H10M14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